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2" text:outline-level="2">Current Employment</text:h>
      <text:list text:style-name="L4">
        <text:list-item>
          <text:p text:style-name="P4">20180201 - Senior Lecturer in Theory of Science, Dept. of Philosophy, Linguistics and Theory of Science, University of Gothenburg.</text:p>
        </text:list-item>
      </text:list>
      <text:h text:style-name="Heading_20_3" text:outline-level="3">Research projects, externally funded. </text:h>
      <text:list text:style-name="L5">
        <text:list-item>
          <text:p text:style-name="P5">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5">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5">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5">Researcher 50%, 2015, "Subcultures on the Net: Resistance and Engagement in Knowledge Practices", LETStudio, pilot project.</text:p>
        </text:list-item>
      </text:list>
      <text:h text:style-name="Heading_20_3" text:outline-level="3">Adjunct lecturer, instructor</text:h>
      <text:list text:style-name="L6">
        <text:list-item>
          <text:p text:style-name="P6"><text:a xlink:type="simple" xlink:href="http://files.christopherkullenberg.se/universitywest.pdf" office:name=""><text:span text:style-name="Definition">Instructor, part time, 2004-2006</text:span></text:a>. University West.</text:p>
        </text:list-item>
        <text:list-item>
          <text:p text:style-name="P6"><text:a xlink:type="simple" xlink:href="http://files.christopherkullenberg.se/anstallningarGU.pdf" office:name=""><text:span text:style-name="Definition">Adjunct Lecturer, part time, 2006-2013</text:span></text:a>. University of Gothenburg.</text:p>
        </text:list-item>
        <text:list-item>
          <text:p text:style-name="P6"><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7">
        <text:list-item>
          <text:p text:style-name="P7"><text:a xlink:type="simple" xlink:href="http://files.christopherkullenberg.se/anstallningsbeslutboras.pdf" office:name=""><text:span text:style-name="Definition">Senior lecturer, part time, 201708-201802</text:span></text:a>. University of Borås.</text:p>
        </text:list-item>
        <text:list-item>
          <text:p text:style-name="P7">20180201 - current. Senior Lecturer in Theory of Science, full time. Application number PAR 2017/92. University of Gothenburg.</text:p>
        </text:list-item>
      </text:list>
      <text:h text:style-name="Heading_20_3" text:outline-level="3">Other</text:h>
      <text:list text:style-name="L8">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1.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5) Cite.py,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0">
        <text:list-item>
          <text:p text:style-name="P30">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314 - Göteborgs Posten, <text:a xlink:type="simple" xlink:href="http://www.gp.se/nyheter/ekonomi/experten-d%C3%A4rf%C3%B6r-skadar-tystnaden-google-1.5393870" office:name=""><text:span text:style-name="Definition">"Expert: Tystnaden skadar Google"</text:span></text:a></text:p>
        </text:list-item>
        <text:list-item>
          <text:p text:style-name="P31">20180308 - Dagens Nyheter, <text:a xlink:type="simple" xlink:href="https://www.dn.se/nyheter/sverige/hatkontots-filmer-tillbaka-pa-youtube/" office:name=""><text:span text:style-name="Definition">"Hatkontots filmer tillbaka på Youtube"</text:span></text:a></text:p>
        </text:list-item>
        <text:list-item>
          <text:p text:style-name="P31">20180305 - Dagens Nyheter, <text:a xlink:type="simple" xlink:href="https://www.dn.se/nyheter/vetenskap/metoo-koden-som-forandrade-varlden/" office:name=""><text:span text:style-name="Definition">"Metoo - koden som förändrade världen"</text:span></text:a>.</text:p>
        </text:list-item>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Exhibitions</text:h>
      <text:list text:style-name="L32">
        <text:list-item>
          <text:p text:style-name="P32">201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3">
        <text:list-item>
          <text:p text:style-name="P33">20180602 - "The politics of Data in the intersection between Hacker Culture and Citizen Science", Science &amp; Dissent Workshop, June 1-2, 2018, University of Geneva, Switzerland</text:p>
        </text:list-item>
        <text:list-item>
          <text:p text:style-name="P33">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3">20171204 - "Medborgarvetenskap och samverkan", SSU Haga-Anneldal, Gotenburg.</text:p>
        </text:list-item>
        <text:list-item>
          <text:p text:style-name="P33">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3">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3">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3">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61214 - "Digital methods 1. Theory, Practice and Ethics", Higher seminar, Karlstad University.</text:p>
        </text:list-item>
        <text:list-item>
          <text:p text:style-name="P33">20161116 - <text:a xlink:type="simple" xlink:href="http://www.stadsbiblioteket.nu/tusen-plataer/" office:name=""><text:span text:style-name="Definition">"Tusen platåer"</text:span></text:a>, Göteborg, Stadsbiblioteket.</text:p>
        </text:list-item>
        <text:list-item>
          <text:p text:style-name="P33">20161028 - "Statens offentliga utredningar digitaliserade", Högre seminarium, Idéhistoria, Lunds universitet.</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0922 - <text:a xlink:type="simple" xlink:href="http://flov.gu.se/aktuellt/Nyheter/fulltext//sju-filosofer-forelaser-pa-bokmassan-.cid1403852" office:name=""><text:span text:style-name="Definition">"Kan alla forska?"</text:span></text:a>, Forskartorget, Bokmässan, Göteborg.</text:p>
        </text:list-item>
        <text:list-item>
          <text:p text:style-name="P33">20160921 - <text:a xlink:type="simple" xlink:href="http://kompetensutveckling.adm.gu.se/seminar/detail/2260" office:name=""><text:span text:style-name="Definition">"Att nå ut via sociala medier"</text:span></text:a>, University of Gothenburg.</text:p>
        </text:list-item>
        <text:list-item>
          <text:p text:style-name="P33">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3">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3">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3">20151209 - <text:a xlink:type="simple" xlink:href="http://fhp.nu/tusenplataer" office:name=""><text:span text:style-name="Definition">"Samtal om Tusen Platåer"</text:span></text:a>, Bio Rio, Stockholm, Sweden.</text:p>
        </text:list-item>
        <text:list-item>
          <text:p text:style-name="P33">20151020 - <text:a xlink:type="simple" xlink:href="http://www.kb.se/aktuellt/evenemang/2015/SOUhack/" office:name=""><text:span text:style-name="Definition">"Statens röst digitaliserad"</text:span></text:a>, National Library of Sweden.</text:p>
        </text:list-item>
        <text:list-item>
          <text:p text:style-name="P33">20141126 - <text:a xlink:type="simple" xlink:href="http://www.wherevent.com/detail/Goteborgs-Konsthall-TUNNELPOLITIK-Forelasning-med-Christopher-Kullenberg" office:name=""><text:span text:style-name="Definition">Tunnelpolitik</text:span></text:a>, Konsthallen, Gothenburg.</text:p>
        </text:list-item>
        <text:list-item>
          <text:p text:style-name="P33">20141122 - <text:a xlink:type="simple" xlink:href="https://www.facebook.com/events/622473101197803/" office:name=""><text:span text:style-name="Definition">"Re-building a common internet"</text:span></text:a>, Verkko Suljettu, Helsinki, Finland.</text:p>
        </text:list-item>
        <text:list-item>
          <text:p text:style-name="P33">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3">20130223 - <text:a xlink:type="simple" xlink:href="http://www.frilansjournalisten.nu/2013/01/sasong-for-arsmoten/" office:name=""><text:span text:style-name="Definition">"Kommunikation och nätet"</text:span></text:a>, Smålands Frilansklubb, Växjö, Sweden.</text:p>
        </text:list-item>
        <text:list-item>
          <text:p text:style-name="P33">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3">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3">20120822 - <text:a xlink:type="simple" xlink:href="https://transmediale.de/content/resource-002-out-place-out-time" office:name=""><text:span text:style-name="Definition">"reSource 002: Out of Place, Out of Time"</text:span></text:a>, Transmediale, Berlin, Germany.</text:p>
        </text:list-item>
        <text:list-item>
          <text:p text:style-name="P33">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3">20120301 - <text:a xlink:type="simple" xlink:href="http://www.youtube.com/watch?v=-HYfVmanye8" office:name=""><text:span text:style-name="Definition">"Humanistisk forskning och engagemang"</text:span></text:a>, Akademisk kvart, University of Gothenburg, Sweden.</text:p>
        </text:list-item>
        <text:list-item>
          <text:p text:style-name="P33">20111124 - <text:a xlink:type="simple" xlink:href="https://www.youtube.com/watch?v=zWROWpMaKmE" office:name=""><text:span text:style-name="Definition">"Our Internet 1. Our Rights, Our Freedoms"</text:span></text:a>, Council of Europe, Vienna, Austria.</text:p>
        </text:list-item>
        <text:list-item>
          <text:p text:style-name="P33">20111119 - "What will be the needs of tomorrow's leaders", Swedish Embassy Cairo, Cairo, Egypt.</text:p>
        </text:list-item>
        <text:list-item>
          <text:p text:style-name="P33">20111022 - <text:a xlink:type="simple" xlink:href="http://www.youtube.com/watch?v=6Mi0g93ModU" office:name=""><text:span text:style-name="Definition">"Nätaktivism – nya möjligheter men också faror"</text:span></text:a>. Svenska FN-förbundet, Göteborg, Sweden.</text:p>
        </text:list-item>
        <text:list-item>
          <text:p text:style-name="P33">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3">20100504 - "Greens/EFA and Activists Workshop on ACTA and the Public interest", European Parliament, Brussels, Belgium.</text:p>
        </text:list-item>
        <text:list-item>
          <text:p text:style-name="P33">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3">20091107 - <text:a xlink:type="simple" xlink:href="https://vimeo.com/10286077" office:name=""><text:span text:style-name="Definition">"Net Neutrality, Surveillance and how to Re-build Politics"</text:span></text:a>, Free Society Conference, Gothenburg, Sweden.</text:p>
        </text:list-item>
        <text:list-item>
          <text:p text:style-name="P33">20091103 - <text:a xlink:type="simple" xlink:href="https://internetdagarna.se/arkiv/2009/program-2009/3-november.html" office:name=""><text:span text:style-name="Definition">"Revision av telekompaketet"</text:span></text:a>, Internetdagarna, Stockholm, Sweden.</text:p>
        </text:list-item>
        <text:list-item>
          <text:p text:style-name="P33">20091028 - "Invited speaker by the Ministry of Enterprise, Energy and Communications on the implementation of the Telecoms Package", Government of Sweden, Stockholm, Sweden.</text:p>
        </text:list-item>
        <text:list-item>
          <text:p text:style-name="P33">20090111 - <text:a xlink:type="simple" xlink:href="https://www.youtube.com/watch?v=G9cXIKvywvs" office:name=""><text:span text:style-name="Definition">"Lightning talk: Resistance Studies Magazine"</text:span></text:a>, 25th Chaos Communication Congress, Berlin, Germany.</text:p>
        </text:list-item>
        <text:list-item>
          <text:p text:style-name="P33">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4">
        <text:list-item>
          <text:p text:style-name="P3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4"><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5">
        <text:list-item>
          <text:p text:style-name="P35">2017 (Course administrator together with Mats Dahlström) Digital Research Methods, distance course 15 credits BMBD116h, University of Borås.</text:p>
        </text:list-item>
        <text:list-item>
          <text:p text:style-name="P35">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5">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5">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5">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6">
        <text:list-item>
          <text:p text:style-name="P36">2018 (Course administrator) "KT2501 V18 Magisteruppsats", 15 ECTS, Second cycle, University of Gothenburg.</text:p>
        </text:list-item>
        <text:list-item>
          <text:p text:style-name="P36">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6">2005 (Course administrator) "Media, Individual and Every-day Life", 7.5 ECTS, Basic level, University West.</text:p>
        </text:list-item>
        <text:list-item>
          <text:p text:style-name="P36">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7">
        <text:list-item>
          <text:p text:style-name="P37">Clara Tortosa (2017) "Vem är göteborgaren i Vårt Göteborg? - En diskursanalys av Vi och dem i en kommuntidning", University of Gothenburg.</text:p>
        </text:list-item>
        <text:list-item>
          <text:p text:style-name="P37">Peter Häggbom Norrby (2017) "Medborgaren i kommunens kommunikationspolicy - En jämförelse mellan tio kommuner", University of Gothenburg.</text:p>
        </text:list-item>
        <text:list-item>
          <text:p text:style-name="P37">Louise Sjöström (2017), "Från kulturpolitik till kommunikation - En analys av hur fem verksamheters statliga och kommunala uppdrag omsätts i kommunikationen", University of Gothenburg.</text:p>
        </text:list-item>
        <text:list-item>
          <text:p text:style-name="P37">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7">Sofie Andersson (2013) "Det kommunikativa målarbetet – en kommunal budgetresa från politiker till medarbetare", University of Gothenburg.</text:p>
        </text:list-item>
        <text:list-item>
          <text:p text:style-name="P37">Malin Arosilta (2013) "Demokratiska värden som varumärke - En studie om "Göteborg 2021".", University of Gothenburg.</text:p>
        </text:list-item>
        <text:list-item>
          <text:p text:style-name="P37">Anna Cöster (2013) "Att vara kyrka på internet. Svenska kyrkan i sociala medier.", University of Gothenburg.</text:p>
        </text:list-item>
        <text:list-item>
          <text:p text:style-name="P37">Charlotta Dahlberg (2013) "Utbildning till salu - gymnasieskolors kommunikativa strategier. ", University of Gothenburg.</text:p>
        </text:list-item>
        <text:list-item>
          <text:p text:style-name="P37">Jenny Fogelberg (2013) "Kommunen i sociala medier - transparens och medborgardialog i Varbergs kommun.", University of Gothenburg.</text:p>
        </text:list-item>
        <text:list-item>
          <text:p text:style-name="P37">Daniel Alexander Jansson (2013) "Felaktiga Förväntningar - en studie av Arbetsförmedlingens kommunikation mot ungdomar", University of Gothenburg.</text:p>
        </text:list-item>
        <text:list-item>
          <text:p text:style-name="P37">Sven Lindström (2013) "Vad håller vi på med? - En kartläggning av kommunikationsprocessen kring kampanjen ”Vad håller du på med?”", University of Gothenburg.</text:p>
        </text:list-item>
        <text:list-item>
          <text:p text:style-name="P37">Sunanda Malm (2013) " Målförståelse, kommunikation och varumärkesarbete på en svensk myndighet, sett ur ett medarbetarperspektiv"", University of Gothenburg.</text:p>
        </text:list-item>
        <text:list-item>
          <text:p text:style-name="P37">Maria Pettersson (2013) ""Vissa saker är bara jävligt svårt att prata om" - Om ungas användning av internet för terapeutiska samtal.", University of Gothenburg.</text:p>
        </text:list-item>
        <text:list-item>
          <text:p text:style-name="P37">Annie Sjölund (2013) "Skall man skjuta får man ju vårda också" - En studie om sjuksköterskors uppfattningar om Försvarsmakten", University of Gothenburg.</text:p>
        </text:list-item>
        <text:list-item>
          <text:p text:style-name="P37">Agneta Slonawski (2013) "”Jag tror man mest söker information hos kompisar eller på nätet.” - Förutsättningar för att nå unga med information om alkohol och droger för Mini-Maria Göteborg.", University of Gothenburg.</text:p>
        </text:list-item>
        <text:list-item>
          <text:p text:style-name="P37">Karin Svenner (2013) "Synen på kommunikation - en kvalitativ innehållsanalys av femton kommunikationspolicyer i offentlig förvaltning", University of Gothenburg.</text:p>
        </text:list-item>
        <text:list-item>
          <text:p text:style-name="P37">Lovisa Vasiliou (2013) "1.000 bilder av Värmland - En studie av Region Värmlands kommunikationsprocess inför skrivandet av Värmlandsstrategin", University of Gothenburg.</text:p>
        </text:list-item>
        <text:list-item>
          <text:p text:style-name="P37">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8">
        <text:list-item>
          <text:p text:style-name="P38">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8">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8">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8">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8">Jelena Siric, Lorans Zaya (2005) "Släpp in mig, yao! En studie om den kontroversiella tidningen Gringo", University West, Media &amp; Communication studies.</text:p>
        </text:list-item>
        <text:list-item>
          <text:p text:style-name="P38">Jeanette Borg, Karolina Colliander (2005) "Kolla - Kollektivtrafik åt alla", University West, Media &amp; Communication studies.</text:p>
        </text:list-item>
        <text:list-item>
          <text:p text:style-name="P38">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8">Daniel Sjöberg (2004) "Ideologi i amerikanska programprodukter - En receptionsanalys av programmet L-word baserad på kvalitativa intervjuer med elva respondenter". University West, Media and Communication studies.</text:p>
        </text:list-item>
        <text:list-item>
          <text:p text:style-name="P38">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2">
        <text:list-item>
          <text:p text:style-name="P42">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8-03-14), Guest lecture, "Digital methods", <text:span text:style-name="T1">Digital and Visual Methods</text:span>, Chalmers University of Technology, Dept. for Science, Technology and Society.<text:line-break/></text:p>
        </text:list-item>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